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4032x3024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mpute face descripto 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9:.F9])" office:value-type="float" office:value="0.01127992" calcext:value-type="float">
            <text:p>0.01127992</text:p>
          </table:table-cell>
          <table:table-cell table:formula="of:=[.G9]/5" office:value-type="float" office:value="0.002255984" calcext:value-type="float">
            <text:p>0.002255984</text:p>
          </table:table-cell>
          <table:table-cell table:formula="of:=[.H9]-[.$H$2]" office:value-type="float" office:value="0.00225598263074" calcext:value-type="float">
            <text:p>0.0022559826</text:p>
          </table:table-cell>
          <table:table-cell table:formula="of:=1/[.I9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10:.F10])" office:value-type="float" office:value="0.00000025024" calcext:value-type="float">
            <text:p>2.5024E-07</text:p>
          </table:table-cell>
          <table:table-cell table:formula="of:=[.G10]/5" office:value-type="float" office:value="0.000000050048" calcext:value-type="float">
            <text:p>0.00000005</text:p>
          </table:table-cell>
          <table:table-cell table:formula="of:=[.H10]-[.$H$2]" office:value-type="float" office:value="0.00000004867874" calcext:value-type="float">
            <text:p>4.867874E-08</text:p>
          </table:table-cell>
          <table:table-cell table:formula="of:=1/[.I10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1:.F11])" office:value-type="float" office:value="0.00000024761" calcext:value-type="float">
            <text:p>2.4761E-07</text:p>
          </table:table-cell>
          <table:table-cell table:formula="of:=[.G11]/5" office:value-type="float" office:value="0.000000049522" calcext:value-type="float">
            <text:p>4.9522E-08</text:p>
          </table:table-cell>
          <table:table-cell table:formula="of:=[.H11]-[.$H$2]" office:value-type="float" office:value="0.00000004815274" calcext:value-type="float">
            <text:p>4.815274E-08</text:p>
          </table:table-cell>
          <table:table-cell table:formula="of:=1/[.I11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2:.F12])" office:value-type="float" office:value="0.01225984" calcext:value-type="float">
            <text:p>0.01225984</text:p>
          </table:table-cell>
          <table:table-cell table:formula="of:=[.G12]/5" office:value-type="float" office:value="0.002451968" calcext:value-type="float">
            <text:p>0.002451968</text:p>
          </table:table-cell>
          <table:table-cell table:formula="of:=[.H12]-[.$H$2]" office:value-type="float" office:value="0.00245196663074" calcext:value-type="float">
            <text:p>0.0024519666</text:p>
          </table:table-cell>
          <table:table-cell table:formula="of:=1/[.I12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3:.F13])" office:value-type="float" office:value="0.0000716897" calcext:value-type="float">
            <text:p>7.16897E-05</text:p>
          </table:table-cell>
          <table:table-cell table:formula="of:=[.G13]/5" office:value-type="float" office:value="0.00001433794" calcext:value-type="float">
            <text:p>1.433794E-05</text:p>
          </table:table-cell>
          <table:table-cell table:formula="of:=[.H13]-[.$H$2]" office:value-type="float" office:value="0.00001433657074" calcext:value-type="float">
            <text:p>1.433657074E-05</text:p>
          </table:table-cell>
          <table:table-cell table:formula="of:=1/[.I13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4:.F14])" office:value-type="float" office:value="0.02265043" calcext:value-type="float">
            <text:p>0.02265043</text:p>
          </table:table-cell>
          <table:table-cell table:formula="of:=[.G14]/5" office:value-type="float" office:value="0.004530086" calcext:value-type="float">
            <text:p>0.004530086</text:p>
          </table:table-cell>
          <table:table-cell table:formula="of:=[.H14]-[.$H$2]" office:value-type="float" office:value="0.00453008463074" calcext:value-type="float">
            <text:p>0.0045300846</text:p>
          </table:table-cell>
          <table:table-cell table:formula="of:=1/[.I14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5:.F15])" office:value-type="float" office:value="0.0004080939" calcext:value-type="float">
            <text:p>0.0004080939</text:p>
          </table:table-cell>
          <table:table-cell table:formula="of:=[.G15]/5" office:value-type="float" office:value="0.00008161878" calcext:value-type="float">
            <text:p>8.161878E-05</text:p>
          </table:table-cell>
          <table:table-cell table:formula="of:=[.H15]-[.$H$2]" office:value-type="float" office:value="0.00008161741074" calcext:value-type="float">
            <text:p>8.161741074E-05</text:p>
          </table:table-cell>
          <table:table-cell table:formula="of:=1/[.I15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6:.F16])" office:value-type="float" office:value="0.1051144" calcext:value-type="float">
            <text:p>0.1051144</text:p>
          </table:table-cell>
          <table:table-cell table:formula="of:=[.G16]/5" office:value-type="float" office:value="0.02102288" calcext:value-type="float">
            <text:p>0.02102288</text:p>
          </table:table-cell>
          <table:table-cell table:formula="of:=[.H16]-[.$H$2]" office:value-type="float" office:value="0.02102287863074" calcext:value-type="float">
            <text:p>0.0210228786</text:p>
          </table:table-cell>
          <table:table-cell table:formula="of:=1/[.I16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7:.F17])" office:value-type="float" office:value="0.03597081" calcext:value-type="float">
            <text:p>0.03597081</text:p>
          </table:table-cell>
          <table:table-cell table:formula="of:=[.G17]/5" office:value-type="float" office:value="0.007194162" calcext:value-type="float">
            <text:p>0.007194162</text:p>
          </table:table-cell>
          <table:table-cell table:formula="of:=[.H17]-[.$H$2]" office:value-type="float" office:value="0.00719416063074" calcext:value-type="float">
            <text:p>0.0071941606</text:p>
          </table:table-cell>
          <table:table-cell table:formula="of:=1/[.I17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8:.F18])" office:value-type="float" office:value="8.45118" calcext:value-type="float">
            <text:p>8.45118</text:p>
          </table:table-cell>
          <table:table-cell table:formula="of:=[.G18]/5" office:value-type="float" office:value="1.690236" calcext:value-type="float">
            <text:p>1.690236</text:p>
          </table:table-cell>
          <table:table-cell table:formula="of:=[.H18]-[.$H$2]" office:value-type="float" office:value="1.69023599863074" calcext:value-type="float">
            <text:p>1.6902359986</text:p>
          </table:table-cell>
          <table:table-cell table:formula="of:=1/[.I18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9:.F19])" office:value-type="float" office:value="0.1423915" calcext:value-type="float">
            <text:p>0.1423915</text:p>
          </table:table-cell>
          <table:table-cell table:formula="of:=[.G19]/5" office:value-type="float" office:value="0.0284783" calcext:value-type="float">
            <text:p>0.0284783</text:p>
          </table:table-cell>
          <table:table-cell table:formula="of:=[.H19]-[.$H$2]" office:value-type="float" office:value="0.02847829863074" calcext:value-type="float">
            <text:p>0.0284782986</text:p>
          </table:table-cell>
          <table:table-cell table:formula="of:=1/[.I19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20:.F20])" office:value-type="float" office:value="0.01328451" calcext:value-type="float">
            <text:p>0.01328451</text:p>
          </table:table-cell>
          <table:table-cell table:formula="of:=[.G20]/5" office:value-type="float" office:value="0.002656902" calcext:value-type="float">
            <text:p>0.002656902</text:p>
          </table:table-cell>
          <table:table-cell table:formula="of:=[.H20]-[.$H$2]" office:value-type="float" office:value="0.00265690063074" calcext:value-type="float">
            <text:p>0.0026569006</text:p>
          </table:table-cell>
          <table:table-cell table:formula="of:=1/[.I20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1:.F21])" office:value-type="float" office:value="0.0002028133" calcext:value-type="float">
            <text:p>0.0002028133</text:p>
          </table:table-cell>
          <table:table-cell table:formula="of:=[.G21]/5" office:value-type="float" office:value="0.00004056266" calcext:value-type="float">
            <text:p>4.056266E-05</text:p>
          </table:table-cell>
          <table:table-cell table:formula="of:=[.H21]-[.$H$2]" office:value-type="float" office:value="0.00004056129074" calcext:value-type="float">
            <text:p>4.056129074E-05</text:p>
          </table:table-cell>
          <table:table-cell table:formula="of:=1/[.I21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2:.F22])" office:value-type="float" office:value="0.0820963" calcext:value-type="float">
            <text:p>0.0820963</text:p>
          </table:table-cell>
          <table:table-cell table:formula="of:=[.G22]/5" office:value-type="float" office:value="0.01641926" calcext:value-type="float">
            <text:p>0.01641926</text:p>
          </table:table-cell>
          <table:table-cell table:formula="of:=[.H22]-[.$H$2]" office:value-type="float" office:value="0.01641925863074" calcext:value-type="float">
            <text:p>0.0164192586</text:p>
          </table:table-cell>
          <table:table-cell table:formula="of:=1/[.I22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3:.F23])" office:value-type="float" office:value="0.002491178" calcext:value-type="float">
            <text:p>0.002491178</text:p>
          </table:table-cell>
          <table:table-cell table:formula="of:=[.G23]/5" office:value-type="float" office:value="0.0004982356" calcext:value-type="float">
            <text:p>0.0004982356</text:p>
          </table:table-cell>
          <table:table-cell table:formula="of:=[.H23]-[.$H$2]" office:value-type="float" office:value="0.00049823423074" calcext:value-type="float">
            <text:p>0.0004982342</text:p>
          </table:table-cell>
          <table:table-cell table:formula="of:=1/[.I23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20:33:43.407522019</dc:date>
    <meta:editing-duration>PT1M34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